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TeXGyreAdventor" svg:font-family="TeXGyreAdvento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434cm"/>
        </style:tab-stops>
      </style:paragraph-properties>
      <style:text-properties fo:font-size="9pt" style:font-size-asian="9pt" style:font-size-complex="9pt"/>
    </style:style>
    <style:style style:name="P2" style:family="paragraph" style:parent-style-name="Standard">
      <style:paragraph-properties>
        <style:tab-stops>
          <style:tab-stop style:position="0.434cm"/>
        </style:tab-stops>
      </style:paragraph-properties>
      <style:text-properties fo:font-size="9pt" style:text-underline-style="none" style:font-size-asian="9pt" style:font-size-complex="9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0.87cm"/>
          <style:tab-stop style:position="7.504cm"/>
        </style:tab-stops>
      </style:paragraph-properties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margin-top="0cm" fo:margin-bottom="0.275cm" style:contextual-spacing="false" fo:text-align="center" style:justify-single-word="false" fo:background-color="transparent">
        <style:background-image/>
      </style:paragraph-properties>
      <style:text-properties style:font-name="TeXGyreAdventor"/>
    </style:style>
    <style:style style:name="P7" style:family="paragraph" style:parent-style-name="Table_20_Contents">
      <style:text-properties fo:font-size="9pt" style:text-underline-style="none" style:font-size-asian="9pt" style:font-size-complex="9pt"/>
    </style:style>
    <style:style style:name="P8" style:family="paragraph" style:parent-style-name="Standard" style:list-style-name="L1"/>
    <style:style style:name="P9" style:family="paragraph" style:parent-style-name="Standard">
      <style:text-properties officeooo:paragraph-rsid="0015799f"/>
    </style:style>
    <style:style style:name="P10" style:family="paragraph" style:parent-style-name="Überschrift_20_TOTAL">
      <style:paragraph-properties fo:break-before="page"/>
      <style:text-properties fo:font-weight="normal" style:font-weight-asian="normal" style:font-weight-complex="normal"/>
    </style:style>
    <style:style style:name="P11" style:family="paragraph" style:parent-style-name="Heading_20_2">
      <style:paragraph-properties>
        <style:tab-stops>
          <style:tab-stop style:position="0.434cm"/>
        </style:tab-stops>
      </style:paragraph-properties>
    </style:style>
    <style:style style:name="T1" style:family="text">
      <style:text-properties style:font-name="Times New Roman1"/>
    </style:style>
    <style:style style:name="T2" style:family="text">
      <style:text-properties style:font-name="TeXGyreAdventor"/>
    </style:style>
    <style:style style:name="T3" style:family="text">
      <style:text-properties officeooo:rsid="0015799f"/>
    </style:style>
    <style:style style:name="fr1" style:family="graphic" style:parent-style-name="Frame">
      <style:graphic-properties fo:margin-top="0cm" fo:margin-bottom="0cm" style:run-through="foreground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 style:flow-with-text="true">
        <style:background-image/>
        <style:columns fo:column-count="1" fo:column-gap="0cm"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aster Thesis: Stichwortzettel – was soll drin stehen?</text:h>
      <text:p text:style-name="P3"><text:span text:style-name="T2">Sven Köppel, </text:span><text:a xlink:type="simple" xlink:href="mailto:koeppel@fias.uni-frankfurt.de"><text:span text:style-name="T2">koeppel@fias.uni-frankfurt.de</text:span></text:a></text:p>
      <text:p text:style-name="P6">Stand: <text:date style:data-style-name="N37" text:date-value="2014-06-03T14:50:44.000000157" text:fixed="true">03.06.14</text:date>, <text:time style:data-style-name="N41" text:time-value="2014-06-03T14:50:47.000000230" text:fixed="true">14:50:47</text:time></text:p>
      <text:h text:style-name="Heading_20_2" text:outline-level="2"><draw:frame draw:style-name="fr1" draw:name="Rahmen1" text:anchor-type="paragraph" svg:x="9.999cm" svg:y="0cm" svg:width="6.795cm" draw:z-index="0"><draw:text-box fo:min-height="3.881cm"><text:h text:style-name="Heading_20_2" text:outline-level="2">Noch mehr Stichworte</text:h><text:p text:style-name="P7">Curvature/Coordinate Singularity</text:p><text:p text:style-name="P7">Ev. Horizon Types</text:p><text:p text:style-name="P7">Cauchy Instability</text:p><text:p text:style-name="P7">Divergenz am Ursprung für Bhs? (nacked singularity)</text:p><text:p text:style-name="P7"/><text:h text:style-name="Heading_20_2" text:outline-level="2">Gliederung</text:h><text:p text:style-name="P9"><text:span text:style-name="T3">Gliederung inspiriert von</text:span> PhD Benjamin Koch: Abschnitt 1-4 <text:s/>(<text:span text:style-name="T3">Mitglied der ehemaligen </text:span>LxD Group 2005: Stöck., Bleich., Hossi, Koch)</text:p><text:p text:style-name="P5"/><text:p text:style-name="Standard">1. Intro</text:p><text:p text:style-name="Standard">2. The SM</text:p><text:p text:style-name="Standard">- Archievements</text:p><text:p text:style-name="Standard">- Lagrangian, Symmetries</text:p><text:p text:style-name="Standard">- Problems:</text:p><text:p text:style-name="Standard"><text:tab/>- Large number of params</text:p><text:p text:style-name="Standard"><text:tab/>- weak hierarchy problem</text:p><text:p text:style-name="Standard"><text:tab/>- strong hierarchy problem</text:p><text:p text:style-name="Standard"><text:tab/>- missing gravity</text:p><text:p text:style-name="Standard">3. GR</text:p><text:p text:style-name="Standard">- Basics</text:p><text:p text:style-name="Standard">- Curves Space Effects</text:p><text:p text:style-name="Standard">- Limitations</text:p><text:p text:style-name="Standard"/><text:p text:style-name="Standard">4. Extra dimensions</text:p><text:p text:style-name="Standard">- Kaulza Klein!!</text:p><text:p text:style-name="Standard">- ADD model</text:p><text:p text:style-name="Standard"><text:tab/>Siehe auch Nico Palaver!</text:p><text:p text:style-name="Standard">- Randall Sundrum!</text:p><text:p text:style-name="Standard"/><text:p text:style-name="Standard">5. Remnants</text:p><text:p text:style-name="Standard">- Charged usw.</text:p><text:p text:style-name="Standard">- Consistent</text:p><text:list xml:id="list3977528180138649656" text:style-name="L1"><text:list-header><text:p text:style-name="P8"/></text:list-header></text:list><text:p text:style-name="Standard">6. Regular + SeLF encoding approaches</text:p><text:p text:style-name="Standard">- NC + GUP?</text:p><text:p text:style-name="Standard"/><text:p text:style-name="Standard">- Black Hole-Theorie:</text:p><text:p text:style-name="Standard">- BH Thermodynamics</text:p><text:p text:style-name="Standard">- Curvature etc.</text:p><text:p text:style-name="Standard"/><text:p text:style-name="Standard">7. Holographic Principle</text:p><text:p text:style-name="Standard"/><text:p text:style-name="Standard">8. String Theory (1 Page)</text:p><text:p text:style-name="Standard">LQG Theory → Modesto (1 Page)</text:p><text:p text:style-name="Standard">Asymtotically Safe Gravity (1 Page)</text:p><text:p text:style-name="Standard"/><text:p text:style-name="Standard">- Six Families of QG metric families</text:p><text:p text:style-name="Standard">- Minimal Length</text:p><text:p text:style-name="Standard">- Bardeen-Solution</text:p><text:p text:style-name="Standard">- Schwarzschild-Tangherlini-Solution</text:p><text:p text:style-name="Standard">→ Exact Solutions</text:p><text:p text:style-name="Standard"/><text:p text:style-name="P4"/></draw:text-box></draw:frame>Einordnung Papers nach Kapiteln</text:h>
      <text:p text:style-name="P1">(N, Nico = Nicolini)</text:p>
      <text:p text:style-name="P1"/>
      <text:p text:style-name="P1">Rizzo2006 → NC + LxD</text:p>
      <text:p text:style-name="Standard">BleicherN2010 → Einführung LxD + LHC</text:p>
      <text:p text:style-name="P1">Ansoldi → Regular Bhs</text:p>
      <text:p text:style-name="P1">Isi Nov2013 → GUP + NC</text:p>
      <text:p text:style-name="P1">N2008 → Review NCBH</text:p>
      <text:p text:style-name="Standard">Spalucci Smailgaci 2012 → Self-Complete</text:p>
      <text:p text:style-name="P1">Cavaglia 02 → BH + Branes in TeV Gravity (G~8<text:span text:style-name="T1">п</text:span>)</text:p>
      <text:p text:style-name="P1">WinstantleyN2011 → Hawkin Emission from Bhs:</text:p>
      <text:p text:style-name="P1"><text:tab/>Overview: Six families of QGBHs</text:p>
      <text:p text:style-name="P1">Gingrich 2010 → NCBHs + LHC (Experimentalist)</text:p>
      <text:p text:style-name="P1">KSM: Corr 2014 → BHGUP (GUP Varianten), LQG Erwähnung</text:p>
      <text:p text:style-name="P1">KSM: Casadio → Length of QM Particle (Misner sharp?)</text:p>
      <text:p text:style-name="P1">Modesto2011 → Holographic Effective Actions from Bhs</text:p>
      <text:p text:style-name="P1"><text:tab/>(Emerging LQG)</text:p>
      <text:p text:style-name="P1"><text:tab/>Log-Entropie-Korrekturen</text:p>
      <text:p text:style-name="P1">Modesto2005 → LQBH</text:p>
      <text:p text:style-name="P1">Dirkes2013 → Brauche keine minimal Length, GUP ndim?</text:p>
      <text:p text:style-name="P1">KochBHossi2005 → Einführung/Übersicht</text:p>
      <text:p text:style-name="P1">Kanti2004 → Review Bhs in LXD</text:p>
      <text:p text:style-name="P1">N Aug 2010 → Ungravity, emergent Gravity Verlindes Argumentation</text:p>
      <text:p text:style-name="P1">NSS 2006 → Gutes erstes NC-Paper</text:p>
      <text:p text:style-name="P1"/>
      <text:h text:style-name="P11" text:outline-level="2">Haupt-Working-Papers</text:h>
      <text:p text:style-name="P1">Knipfer2014</text:p>
      <text:p text:style-name="P1">Nfeb 2014: GUP</text:p>
      <text:p text:style-name="P1">NS2012 = NS 06.11.2013: Holographic Screens</text:p>
      <text:p text:style-name="P1">MMN2010: Ultraviolet Complete</text:p>
      <text:p text:style-name="P1"/>
      <text:h text:style-name="P11" text:outline-level="2">Weitere Stichworte</text:h>
      <text:p text:style-name="P1">- Greybody-Factors</text:p>
      <text:p text:style-name="P1">- Conjectures:</text:p>
      <text:p text:style-name="P2"><text:tab/>- Hoop Conjecture</text:p>
      <text:p text:style-name="P2"><text:tab/>- Verlinde Argumentation</text:p>
      <text:p text:style-name="P2">- Ultraviolet Complete</text:p>
      <text:p text:style-name="P2">- Dvali Pradigm</text:p>
      <text:p text:style-name="P2">- Dvali Quantum N Portrait</text:p>
      <text:p text:style-name="P2">- Area Quantization, Self-Completness, Holography</text:p>
      <text:p text:style-name="P2">- Reall Review (Schwarzschild-Tangherlini)</text:p>
      <text:p text:style-name="P2"/>
      <text:p text:style-name="P2">Energy Conditions</text:p>
      <text:p text:style-name="P2">- Warum so wichtig?</text:p>
      <text:p text:style-name="P2"/>
      <text:p text:style-name="P2">Living Reviews</text:p>
      <text:p text:style-name="P2">- LoopQG Reviews</text:p>
      <text:p text:style-name="P2"/>
      <text:p text:style-name="P2">Sonstiges:</text:p>
      <text:p text:style-name="P2">- Jordan Lemma</text:p>
      <text:p text:style-name="P2">- Eikonal Approximation for string scattering (NCG)</text:p>
      <text:p text:style-name="P2">- Koma relations, Koma integrals → M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Times New Roman1" svg:font-family="'Times New Roman'" style:font-family-generic="roman"/>
    <style:font-face style:name="TeXGyreAdventor" svg:font-family="TeXGyreAdvento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0.434cm"/>
        </style:tab-stops>
      </style:paragraph-properties>
      <style:text-properties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22cm" fo:margin-bottom="0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TeXGyreAdventor" fo:font-family="TeXGyreAdventor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ame_20_contents" style:display-name="Frame contents" style:family="paragraph" style:parent-style-name="Text_20_body" style:class="extra"/>
    <style:style style:name="Überschrift_20_TOTAL" style:display-name="Überschrift TOTAL" style:family="paragraph" style:parent-style-name="Heading_20_1" style:default-outline-level="" style:list-style-name="">
      <style:paragraph-properties fo:margin-top="0cm" fo:margin-bottom="0.138cm" style:contextual-spacing="false" fo:text-align="center" style:justify-single-word="false">
        <style:tab-stops>
          <style:tab-stop style:position="5.858cm"/>
        </style:tab-stops>
      </style:paragraph-properties>
      <style:text-properties style:font-name="TeXGyreAdventor" fo:font-family="TeXGyreAdventor" style:font-pitch="variable" fo:font-size="14pt" style:font-size-asian="14pt" style:font-weight-asian="normal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45cm" fo:margin-bottom="1.23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en Köppel</meta:initial-creator>
    <meta:creation-date>2014-06-03T14:23:32</meta:creation-date>
    <dc:date>2014-10-10T15:11:34.248563925</dc:date>
    <dc:creator>Sven </dc:creator>
    <meta:editing-duration>PT33M36S</meta:editing-duration>
    <meta:editing-cycles>12</meta:editing-cycles>
    <meta:generator>LibreOffice/4.2.3.3$Linux_X86_64 LibreOffice_project/420m0$Build-3</meta:generator>
    <meta:document-statistic meta:table-count="0" meta:image-count="0" meta:object-count="0" meta:page-count="1" meta:paragraph-count="92" meta:word-count="370" meta:character-count="2425" meta:non-whitespace-character-count="2135"/>
  </office:meta>
</office:document-meta>
</file>